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eTransform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etup( SourceResolver resolver , Map objectModel , String src , Parameters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eeTransform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configure(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eTransform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ignorableWhitespace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characters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endDoc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